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4"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5"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6"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T1" style:family="text">
      <style:text-properties style:text-position="super 58%"/>
    </style:style>
    <style:style style:name="T2" style:family="text">
      <style:text-properties style:text-position="super 58%" style:font-name="Arial" fo:font-weight="normal" style:font-weight-asian="normal" style:font-weight-complex="normal"/>
    </style:style>
    <style:style style:name="T3" style:family="text">
      <style:text-properties fo:font-variant="normal" fo:text-transform="none" fo:color="#212121" fo:letter-spacing="normal" fo:font-style="normal"/>
    </style:style>
    <style:style style:name="T4" style:family="text">
      <style:text-properties style:font-name="Arial" fo:font-weight="normal" style:font-weight-asian="normal" style:font-weight-complex="normal"/>
    </style:style>
    <style:style style:name="T5" style:family="text">
      <style:text-properties style:font-name="Arial" fo:font-size="10pt" fo:font-weight="normal"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4">Date:<text:tab/>27</text:span><text:span text:style-name="T2">th</text:span><text:span text:style-name="T4"> January 2017</text:span></text:p>
      <text:p text:style-name="P2">Time:<text:tab/>15:00 – 17:00</text:p>
      <text:p text:style-name="P2">Place:<text:tab/>Atrium Building 2.12</text:p>
      <text:p text:style-name="P2"/>
      <text:p text:style-name="P2">Attendees: K Birak, D Fryer, <text:span text:style-name="T3">Emily Godden, </text:span>V Dia, M Smuts</text:p>
      <text:p text:style-name="P2"/>
      <text:p text:style-name="P2"/>
      <text:p text:style-name="P2">The game is now functional from level 1 -6. </text:p>
      <text:p text:style-name="P2"/>
      <text:p text:style-name="P2">The meeting was held to get feedback from the stakeholders once they had played the game. Emily Godden was invited because she has experience creating Oculus installations for the public. As an artists she could also provide an alternative point of view.</text:p>
      <text:p text:style-name="P2"/>
      <text:p text:style-name="P2">The meeting started with Kulbir using the game, followed by Emily. All attendees commented on the players actions and the game mechanics &amp; flow while the levels were tried out. Comments and bugs were listed and are now being worked on.</text:p>
      <text:p text:style-name="P2"/>
      <text:p text:style-name="P2">The schedule for the pilot was discussed – MS to request the machines and headsets(MS)</text:p>
      <text:p text:style-name="P2"/>
      <text:p text:style-name="P2">There are a number of art assets which are still place holders and will be replaced week commencing 30<text:span text:style-name="T1">th</text:span> January. (VD)</text:p>
      <text:p text:style-name="P2"/>
      <text:p text:style-name="P2">Text font and “next level” “back level” objects to be reviewed. (VD &amp; MS)</text:p>
      <text:p text:style-name="P2"/>
      <text:p text:style-name="P2"/>
      <text:p text:style-name="P7">Amendments &amp; Fixes</text:p>
      <text:p text:style-name="P2"/>
      <text:p text:style-name="P2">All levels – add help messages and sounds</text:p>
      <text:p text:style-name="P2"/>
      <text:p text:style-name="P2">Tutorial</text:p>
      <text:list xml:id="list6159096076913652316" text:style-name="L1">
        <text:list-item>
          <text:p text:style-name="P3">Health and safety message – “make sure you have enough space around you. Don't hurt your hands on the desk.”</text:p>
        </text:list-item>
      </text:list>
      <text:p text:style-name="P2">Level 1 </text:p>
      <text:list xml:id="list7318408290562946897" text:style-name="L2">
        <text:list-item>
          <text:p text:style-name="P4">Rotate brain lever does not work</text:p>
        </text:list-item>
        <text:list-item>
          <text:p text:style-name="P4">Message to pull brain out – or make it automatic</text:p>
        </text:list-item>
        <text:list-item>
          <text:p text:style-name="P4">Occipital lobe tick does not work</text:p>
        </text:list-item>
        <text:list-item>
          <text:p text:style-name="P4">Message on second fail is wrong</text:p>
        </text:list-item>
        <text:list-item>
          <text:p text:style-name="P4">Failed state red light seems sporadic</text:p>
        </text:list-item>
        <text:list-item>
          <text:p text:style-name="P4">Message – buttons on left not right</text:p>
        </text:list-item>
        <text:list-item>
          <text:p text:style-name="P4">Order of game when selecting buttons is incorrect – if you start with the right hemisphere you complete</text:p>
        </text:list-item>
      </text:list>
      <text:p text:style-name="P2"/>
      <text:p text:style-name="P2">Level 2 &amp; 3</text:p>
      <text:list xml:id="list7421755215674630347" text:style-name="L3">
        <text:list-item>
          <text:p text:style-name="P5">Auto pull brain out</text:p>
        </text:list-item>
        <text:list-item>
          <text:p text:style-name="P5">Lever for “brain back in” does not work</text:p>
        </text:list-item>
        <text:list-item>
          <text:p text:style-name="P5">Failed state light</text:p>
        </text:list-item>
        <text:list-item>
          <text:p text:style-name="P5">Shaders on the completed brain parts are the “fast” ones instead of the “slow” ones</text:p>
        </text:list-item>
        <text:list-item>
          <text:p text:style-name="P5">Need more electricity caps and they need to be moved closer to player</text:p>
        </text:list-item>
      </text:list>
      <text:p text:style-name="P2"/>
      <text:p text:style-name="P2">Level 4</text:p>
      <text:list xml:id="list4441131671651169430" text:style-name="L4">
        <text:list-item>
          <text:p text:style-name="P6">Replace the colliders on the Neurons</text:p>
        </text:list-item>
        <text:list-item>
          <text:p text:style-name="P6">Make the “win state” clear</text:p>
        </text:list-item>
        <text:list-item>
          <text:p text:style-name="P6">Gesture is unreliable – try changing</text:p>
        </text:list-item>
      </text:list>
      <text:p text:style-name="P2"/>
      <text:p text:style-name="P2">Level 5</text:p>
      <text:list xml:id="list6403170996709928262" text:style-name="L6">
        <text:list-item>
          <text:p text:style-name="P10"><text:span text:style-name="T5">No changes apart from polishing &amp; others already mentioned</text:span></text:p>
        </text:list-item>
      </text:list>
      <text:p text:style-name="P2"/>
      <text:p text:style-name="P2">Level 6</text:p>
      <text:list xml:id="list325193758372237806" text:style-name="L5">
        <text:list-item>
          <text:p text:style-name="P9"><text:span text:style-name="T5">Propagation needs to start at the cell body</text:span></text:p>
        </text:list-item>
        <text:list-item>
          <text:p text:style-name="P9"><text:span text:style-name="T5">Voltage does not build slowly but fires all at once</text:span></text:p>
        </text:list-item>
        <text:list-item>
          <text:p text:style-name="P9"><text:soft-page-break/><text:span text:style-name="T5">Sodium ion needs to be bigger</text:span></text:p>
        </text:list-item>
        <text:list-item>
          <text:p text:style-name="P9"><text:span text:style-name="T5">More particle effects? <text:s/>- make it more visually pleasing</text:span></text:p>
        </text:list-item>
      </text:list>
      <text:p text:style-name="Standard"><text:span text:style-name="T5"/></text:p>
      <text:p text:style-name="Standard"><text:span text:style-name="T5">Last Level</text:span></text:p>
      <text:list xml:id="list801841167298738834" text:style-name="L7">
        <text:list-item>
          <text:p text:style-name="P11"><text:span text:style-name="T5">More impact on the last screen – review items, more praise</text:span></text:p>
        </text:list-item>
      </text:list>
      <text:p text:style-name="P2"/>
      <text:p text:style-name="P2">DF requested pictures from the game for his presentation on Monday 30<text:span text:style-name="T1">th</text:span> January. (completed MS)</text:p>
      <text:p text:style-name="P2"/>
      <text:p text:style-name="P7">Timing</text:p>
      <text:p text:style-name="P2">There was a discussion about how long the game will take each player to complete and where to put breaks.</text:p>
      <text:p text:style-name="P2"/>
      <text:p text:style-name="P2">We estimate that the game will take one hour to complete, there will be an introduction taking 5-10 minutes and a questionnaire taking thirty minutes. With breaks the whole process should take less than two hours.</text:p>
      <text:p text:style-name="P2"/>
      <text:p text:style-name="P2">Assuming 50 students sign up to the pilot, we will need 100 hours of supervised play time in room A1.17</text:p>
      <text:p text:style-name="P2"/>
      <text:p text:style-name="P2">MS and VD volunteered to attend and provide technical support. </text:p>
      <text:p text:style-name="P2"/>
      <text:p text:style-name="P2"/>
      <text:p text:style-name="P7">Rough time line: </text:p>
      <text:p text:style-name="P2">Completion date now 17<text:span text:style-name="T1">th</text:span> February 2017</text:p>
      <text:p text:style-name="P2">First student usage planned for 20<text:span text:style-name="T1">th</text:span> February 2017</text:p>
      <text:p text:style-name="P2">Estimated pilot running time 3 weeks in room A1.17</text:p>
      <text:p text:style-name="P2"/>
      <text:p text:style-name="P2"/>
      <text:p text:style-name="P1">Errors and Omissions – please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meta:initial-creator>
    <meta:creation-date>2016-05-02T11:45:29.10</meta:creation-date>
    <dc:date>2017-01-29T16:37:37.80</dc:date>
    <dc:creator>Home </dc:creator>
    <meta:editing-duration>PT12H2M53S</meta:editing-duration>
    <meta:editing-cycles>24</meta:editing-cycles>
    <meta:generator>OpenOffice/4.1.2$Win32 OpenOffice.org_project/412m3$Build-9782</meta:generator>
    <meta:document-statistic meta:table-count="0" meta:image-count="0" meta:object-count="0" meta:page-count="2" meta:paragraph-count="52" meta:word-count="532" meta:character-count="2895"/>
  </office:meta>
</office:document-meta>
</file>